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f9a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f9a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f9a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f9a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f9a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f9a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f9a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f9a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f9a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f9a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f9a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f9a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f9a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f9a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f9a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f9a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f9a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niela Victoria Galbán Guer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4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846304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é Daniel Galbán Rodrí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808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9.63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3"/>
    <meta:template xlink:type="simple" xlink:actuate="onRequest" xlink:title="Normal" xlink:href=""/>
  </office:meta>
</office:document-meta>
</file>